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_20_Spacing">
      <style:text-properties style:text-underline-style="solid" style:text-underline-width="auto" style:text-underline-color="font-color"/>
    </style:style>
    <style:style style:name="P5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4"/>
    <style:style style:name="P9" style:family="paragraph" style:parent-style-name="List_20_Paragraph" style:list-style-name="L3"/>
    <style:style style:name="P10" style:family="paragraph" style:parent-style-name="List_20_Paragraph" style:list-style-name="L7"/>
    <style:style style:name="P11" style:family="paragraph" style:parent-style-name="List_20_Paragraph" style:list-style-name="L8"/>
    <style:style style:name="P12" style:family="paragraph" style:parent-style-name="List_20_Paragraph" style:list-style-name="L9"/>
    <style:style style:name="P13" style:family="paragraph" style:parent-style-name="List_20_Paragraph" style:list-style-name="L1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&amp;D Assessment-Process</text:p>
      <text:p text:style-name="P1"><text:bookmark text:name="Bookmark"/></text:p>
      <text:p text:style-name="P2">Sitzungsprotokoll vom 15.11.2019 <text:tab/><text:tab/><text:tab/><text:tab/><text:tab/></text:p>
      <text:p text:style-name="Standard"/>
      <text:p text:style-name="Standard"><text:span text:style-name="T1">Teilnehmer:</text:span> Elina Huck, Sören Benjes, Tom Weitze, </text:p>
      <text:p text:style-name="Standard"><text:tab/> <text:s text:c="8"/>Ron Kagelmann (krankheitsbedingt nicht anwesend)</text:p>
      <text:p text:style-name="Standard"><text:span text:style-name="T1">Scrum-Master:</text:span><text:span text:style-name="T3"> </text:span><text:span text:style-name="T2">Tom Weitze</text:span></text:p>
      <text:p text:style-name="Standard"><text:span text:style-name="T1">Ansprechpartner:</text:span> Lena Hoffmann, Markus <text:s/>Sydekum<text:tab/></text:p>
      <text:p text:style-name="Standard"/>
      <text:p text:style-name="P3">Themen:</text:p>
      <text:list xml:id="list370045165734654054" text:style-name="WWNum1">
        <text:list-item>
          <text:p text:style-name="P7">Zwischenstand präsentieren </text:p>
        </text:list-item>
        <text:list-item>
          <text:p text:style-name="P7">Verbesserungsvorschläge besprechen / einbinden</text:p>
        </text:list-item>
        <text:list-item>
          <text:p text:style-name="P7">Verbesserungsvorschläge: </text:p>
        </text:list-item>
      </text:list>
      <text:list xml:id="list4098241724326481311" text:style-name="L8">
        <text:list-item>
          <text:p text:style-name="P11">Präsentation</text:p>
        </text:list-item>
      </text:list>
      <text:list xml:id="list2607713556528767827" text:style-name="L3">
        <text:list-item>
          <text:p text:style-name="P9">Woher kommen die ID's?</text:p>
        </text:list-item>
        <text:list-item>
          <text:p text:style-name="P9">Stichpunkte statt Sätze</text:p>
        </text:list-item>
        <text:list-item>
          <text:p text:style-name="P9">Bilder/Design in der Power-Point Präsentation</text:p>
        </text:list-item>
        <text:list-item>
          <text:p text:style-name="P9">Wo kommen wir her? / Vorstellung</text:p>
        </text:list-item>
        <text:list-item>
          <text:p text:style-name="P9">wirtschaftliche Aspekte mit einbringen</text:p>
        </text:list-item>
        <text:list-item>
          <text:p text:style-name="P9">Seitenzahlen einfügen</text:p>
          <text:p text:style-name="P9"/>
        </text:list-item>
      </text:list>
      <text:list xml:id="list8169643254408815185" text:style-name="L7">
        <text:list-item>
          <text:p text:style-name="P10">Web-Anwendung</text:p>
        </text:list-item>
      </text:list>
      <text:list xml:id="list9192309144369595140" text:style-name="L9">
        <text:list-item>
          <text:p text:style-name="P12">Startseite für Bewerber</text:p>
        </text:list-item>
        <text:list-item>
          <text:p text:style-name="P12">Pro Seite eine Frage (HTML 5-Reiter,CSS 3 zwischen „Seiten“ wechseln)</text:p>
        </text:list-item>
        <text:list-item>
          <text:p text:style-name="P12">Config-Datei um Einstellungen zu verändern </text:p>
        </text:list-item>
        <text:list-item>
          <text:p text:style-name="P12">Fragen Kategorien zuordnen</text:p>
        </text:list-item>
        <text:list-item>
          <text:p text:style-name="P12">Fragen mit Textfeldern einfügen</text:p>
        </text:list-item>
        <text:list-item>
          <text:p text:style-name="P12">Drop-Down Feld statt Buttons</text:p>
        </text:list-item>
        <text:list-item>
          <text:p text:style-name="P12">E-Mail Absender benötigt? Wenn ja welcher?</text:p>
        </text:list-item>
        <text:list-item>
          <text:p text:style-name="P12">Netzdiagramm mit Kategorien erstellen und senden</text:p>
        </text:list-item>
        <text:list-item>
          <text:p text:style-name="P12"><text:soft-page-break/>Mit Datenbank arbeiten/einpflegen (Ausblick)</text:p>
        </text:list-item>
        <text:list-item>
          <text:p text:style-name="P12">Fragen-Generierungs-Tool (Ausblick)</text:p>
        </text:list-item>
      </text:list>
      <text:p text:style-name="List_20_Paragraph"/>
      <text:p text:style-name="List_20_Paragraph"/>
      <text:list xml:id="list32496484" text:continue-list="list370045165734654054" text:style-name="WWNum1">
        <text:list-item>
          <text:p text:style-name="P7">Aufgabenverteilung:</text:p>
          <text:list>
            <text:list-item>
              <text:p text:style-name="P7">Sören: Drop-Down-Menu bei Stellenauswahl, Startseite für Bewerber</text:p>
            </text:list-item>
            <text:list-item>
              <text:p text:style-name="P7">Ron: Power-Präsentation überarbeiten, wirtschaftlicher Aspekt, Netzdiagramm erstellen / senden → informieren</text:p>
            </text:list-item>
            <text:list-item>
              <text:p text:style-name="P7">Elina: HTML eine Frage pro Seite (aber auf der gleichen Seite → Reiter)</text:p>
            </text:list-item>
            <text:list-item>
              <text:p text:style-name="P7">Tom: Fragen mit Textfeldern, Kategorien auswählen </text:p>
            </text:list-item>
          </text:list>
        </text:list-item>
      </text:list>
      <text:p text:style-name="No_20_Spacing"/>
      <text:p text:style-name="No_20_Spacing"/>
      <text:p text:style-name="P4"/>
      <text:p text:style-name="P5">Ziele:</text:p>
      <text:list xml:id="list3504502381222304395" text:style-name="L1">
        <text:list-header>
          <text:p text:style-name="P13"/>
        </text:list-header>
      </text:list>
      <text:list xml:id="list6268850180882183764" text:style-name="WWNum4">
        <text:list-item>
          <text:p text:style-name="P8">Zwischenpräsentation für nächstes Treffen überarbeiten</text:p>
        </text:list-item>
        <text:list-item>
          <text:p text:style-name="P8">Aufgaben erledigen</text:p>
        </text:list-item>
        <text:list-item>
          <text:p text:style-name="P8">Informationen beschaffen</text:p>
          <text:p text:style-name="P8"/>
          <text:p text:style-name="P8"/>
        </text:list-item>
      </text:list>
      <text:p text:style-name="Standard"/>
      <text:p text:style-name="P5">Nächstes Treffen: 22.11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10</meta:editing-cycles>
    <meta:creation-date>2019-10-11T08:17:00</meta:creation-date>
    <dc:date>2019-11-15T12:29:26.28</dc:date>
    <meta:editing-duration>PT5H3M27S</meta:editing-duration>
    <meta:generator>OpenOffice/4.1.7$Win32 OpenOffice.org_project/417m1$Build-9800</meta:generator>
    <meta:document-statistic meta:table-count="0" meta:image-count="0" meta:object-count="0" meta:page-count="2" meta:paragraph-count="38" meta:word-count="186" meta:character-count="1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